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1e042f" officeooo:paragraph-rsid="001e042f"/>
    </style:style>
    <style:style style:name="P2" style:family="paragraph" style:parent-style-name="Standard">
      <style:paragraph-properties fo:line-height="115%"/>
      <style:text-properties style:font-name="FreeMono" officeooo:rsid="00215ad0" officeooo:paragraph-rsid="00215ad0"/>
    </style:style>
    <style:style style:name="T1" style:family="text">
      <style:text-properties officeooo:rsid="00233222"/>
    </style:style>
    <style:style style:name="T2" style:family="text">
      <style:text-properties officeooo:rsid="00242ad8"/>
    </style:style>
    <style:style style:name="T3" style:family="text">
      <style:text-properties officeooo:rsid="00256e7c"/>
    </style:style>
    <style:style style:name="T4" style:family="text">
      <style:text-properties officeooo:rsid="0026f074"/>
    </style:style>
    <style:style style:name="T5" style:family="text">
      <style:text-properties fo:font-style="italic" officeooo:rsid="0026f074" style:font-style-asian="italic" style:font-style-complex="italic"/>
    </style:style>
    <style:style style:name="T6" style:family="text">
      <style:text-properties fo:font-style="italic" officeooo:rsid="00344b38" style:font-style-asian="italic" style:font-style-complex="italic"/>
    </style:style>
    <style:style style:name="T7" style:family="text">
      <style:text-properties fo:font-style="normal" officeooo:rsid="0026f074" style:font-style-asian="normal" style:font-style-complex="normal"/>
    </style:style>
    <style:style style:name="T8" style:family="text">
      <style:text-properties fo:font-style="normal" officeooo:rsid="0027a80c" style:font-style-asian="normal" style:font-style-complex="normal"/>
    </style:style>
    <style:style style:name="T9" style:family="text">
      <style:text-properties fo:font-style="normal" officeooo:rsid="002821bc" style:font-style-asian="normal" style:font-style-complex="normal"/>
    </style:style>
    <style:style style:name="T10" style:family="text">
      <style:text-properties fo:font-style="normal" officeooo:rsid="00294d5e" style:font-style-asian="normal" style:font-style-complex="normal"/>
    </style:style>
    <style:style style:name="T11" style:family="text">
      <style:text-properties fo:font-style="normal" officeooo:rsid="002a0491" style:font-style-asian="normal" style:font-style-complex="normal"/>
    </style:style>
    <style:style style:name="T12" style:family="text">
      <style:text-properties fo:font-style="normal" officeooo:rsid="002c48bc" style:font-style-asian="normal" style:font-style-complex="normal"/>
    </style:style>
    <style:style style:name="T13" style:family="text">
      <style:text-properties fo:font-style="normal" officeooo:rsid="002f190b" style:font-style-asian="normal" style:font-style-complex="normal"/>
    </style:style>
    <style:style style:name="T14" style:family="text">
      <style:text-properties fo:font-style="normal" officeooo:rsid="0030bb5b" style:font-style-asian="normal" style:font-style-complex="normal"/>
    </style:style>
    <style:style style:name="T15" style:family="text">
      <style:text-properties fo:font-style="normal" officeooo:rsid="00322891" style:font-style-asian="normal" style:font-style-complex="normal"/>
    </style:style>
    <style:style style:name="T16" style:family="text">
      <style:text-properties fo:font-style="normal" officeooo:rsid="0033434b" style:font-style-asian="normal" style:font-style-complex="normal"/>
    </style:style>
    <style:style style:name="T17" style:family="text">
      <style:text-properties fo:font-style="normal" officeooo:rsid="00344b38" style:font-style-asian="normal" style:font-style-complex="normal"/>
    </style:style>
    <style:style style:name="T18" style:family="text">
      <style:text-properties fo:font-style="normal" officeooo:rsid="00362365" style:font-style-asian="normal" style:font-style-complex="normal"/>
    </style:style>
    <style:style style:name="T19" style:family="text">
      <style:text-properties fo:font-style="normal" officeooo:rsid="0037d580" style:font-style-asian="normal" style:font-style-complex="normal"/>
    </style:style>
    <style:style style:name="T20" style:family="text">
      <style:text-properties fo:font-style="normal" officeooo:rsid="00398673" style:font-style-asian="normal" style:font-style-complex="normal"/>
    </style:style>
    <style:style style:name="T21" style:family="text">
      <style:text-properties fo:font-style="normal" officeooo:rsid="003f6739" style:font-style-asian="normal" style:font-style-complex="normal"/>
    </style:style>
    <style:style style:name="T22" style:family="text">
      <style:text-properties fo:font-style="normal" officeooo:rsid="003fb749" style:font-style-asian="normal" style:font-style-complex="normal"/>
    </style:style>
    <style:style style:name="T23" style:family="text">
      <style:text-properties fo:font-style="normal" officeooo:rsid="003fcca7" style:font-style-asian="normal" style:font-style-complex="normal"/>
    </style:style>
    <style:style style:name="T24" style:family="text">
      <style:text-properties fo:font-style="normal" officeooo:rsid="0041c92f" style:font-style-asian="normal" style:font-style-complex="normal"/>
    </style:style>
    <style:style style:name="T25" style:family="text">
      <style:text-properties fo:font-style="normal" officeooo:rsid="004349e5" style:font-style-asian="normal" style:font-style-complex="normal"/>
    </style:style>
    <style:style style:name="T26" style:family="text">
      <style:text-properties fo:font-style="normal" officeooo:rsid="0044e1aa" style:font-style-asian="normal" style:font-style-complex="normal"/>
    </style:style>
    <style:style style:name="T27" style:family="text">
      <style:text-properties fo:font-style="normal" officeooo:rsid="0046cf6b" style:font-style-asian="normal" style:font-style-complex="normal"/>
    </style:style>
    <style:style style:name="T28" style:family="text">
      <style:text-properties fo:font-style="normal" officeooo:rsid="0047b207" style:font-style-asian="normal" style:font-style-complex="normal"/>
    </style:style>
    <style:style style:name="T29" style:family="text">
      <style:text-properties fo:font-style="normal" officeooo:rsid="0047d89e" style:font-style-asian="normal" style:font-style-complex="normal"/>
    </style:style>
    <style:style style:name="T30" style:family="text">
      <style:text-properties fo:font-style="normal" officeooo:rsid="004aa9ff" style:font-style-asian="normal" style:font-style-complex="normal"/>
    </style:style>
    <style:style style:name="T31" style:family="text">
      <style:text-properties fo:font-style="normal" officeooo:rsid="004d8c2f" style:font-style-asian="normal" style:font-style-complex="normal"/>
    </style:style>
    <style:style style:name="T32" style:family="text">
      <style:text-properties fo:font-style="normal" officeooo:rsid="004f48e3" style:font-style-asian="normal" style:font-style-complex="normal"/>
    </style:style>
    <style:style style:name="T33" style:family="text">
      <style:text-properties fo:font-style="normal" officeooo:rsid="005186ee" style:font-style-asian="normal" style:font-style-complex="normal"/>
    </style:style>
    <style:style style:name="T34" style:family="text">
      <style:text-properties fo:font-style="normal" officeooo:rsid="00587838" style:font-style-asian="normal" style:font-style-complex="normal"/>
    </style:style>
    <style:style style:name="T35" style:family="text">
      <style:text-properties fo:font-style="normal" officeooo:rsid="005983bd" style:font-style-asian="normal" style:font-style-complex="normal"/>
    </style:style>
    <style:style style:name="T36" style:family="text">
      <style:text-properties fo:font-style="normal" officeooo:rsid="005a8017" style:font-style-asian="normal" style:font-style-complex="normal"/>
    </style:style>
    <style:style style:name="T37" style:family="text">
      <style:text-properties fo:font-style="normal" officeooo:rsid="005ba218" style:font-style-asian="normal" style:font-style-complex="normal"/>
    </style:style>
    <style:style style:name="T38" style:family="text">
      <style:text-properties fo:font-style="normal" officeooo:rsid="005c4985" style:font-style-asian="normal" style:font-style-complex="normal"/>
    </style:style>
    <style:style style:name="T39" style:family="text">
      <style:text-properties fo:font-style="normal" officeooo:rsid="005cbad3" style:font-style-asian="normal" style:font-style-complex="normal"/>
    </style:style>
    <style:style style:name="T40" style:family="text">
      <style:text-properties fo:font-style="normal" officeooo:rsid="005e6b68" style:font-style-asian="normal" style:font-style-complex="normal"/>
    </style:style>
    <style:style style:name="T41" style:family="text">
      <style:text-properties fo:font-style="normal" officeooo:rsid="005f28e8"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EH208</text:p>
      <text:p text:style-name="P1">Journal 09</text:p>
      <text:p text:style-name="P1"/>
      <text:p text:style-name="P2"><text:tab/>In high school an English teacher, the same teacher who helped <text:span text:style-name="T1">me recognize that I wanted to study computer engineering</text:span>, organized a <text:span text:style-name="T2">visit</text:span> to the DC Holocaust museum. <text:span text:style-name="T3">It was like any other field trip, we were happy to get away from school, and were terrified of the writing assignments that would greet our return. After arriving, I remember a few students played tag through the exhibits, but they stood out because they were the exception. The museum quieted us; over a hundred teenagers reading plaques and trying to imagine what our textbook had labeled as incomprehensible horrors. That building, that information, had a pretty profound effect on almost every student. And the bus ride back was hushed, with scattered laughter as cliques tried to shake off the experience and find a return to normalcy.</text:span></text:p>
      <text:p text:style-name="P2"><text:tab/><text:span text:style-name="T4">Later I would find myself reflecting on my chosen course of study- and here I'm surprised and grateful to have now also seen </text:span><text:span text:style-name="T5">The Great Dictator</text:span><text:span text:style-name="T7">. Chaplin's film showed, albeit </text:span><text:span text:style-name="T8">in</text:span><text:span text:style-name="T7"> whimsical </text:span><text:span text:style-name="T8">terms</text:span><text:span text:style-name="T7">, military engineering of weapons and poison gas; each demonstration falling awry, but promising to turn the war's favor. </text:span><text:span text:style-name="T20">I</text:span><text:span text:style-name="T9">t's a serious </text:span><text:span text:style-name="T19">undertone</text:span><text:span text:style-name="T9">. P</text:span><text:span text:style-name="T7">eople designed those gas chambers. Unlike the mental images we accrue from textbooks, the concentration camps didn't spring from the earth to accommodate Nazi Germany's agenda; </text:span><text:span text:style-name="T10">they were</text:span><text:span text:style-name="T7"> planned and built and expanded and tested and improved and reviewed, by as many people as was necessary. What if </text:span><text:span text:style-name="T11">those people</text:span><text:span text:style-name="T7"> had walked away? If engineers had left work one day and never returned, how would events have unfolded? Working for the US military provides its own answer: someone else will be hired, and he or she will design the next Hellfire missile and nothing will </text:span><text:span text:style-name="T8">have</text:span><text:span text:style-name="T7"> change</text:span><text:span text:style-name="T8">d</text:span><text:span text:style-name="T7">. </text:span><text:span text:style-name="T12">The contract will be awarded to a different company, which will then make all of the money, so we'd best win that contract and build the missile because it's going to happen regardless. </text:span><text:span text:style-name="T13">May</text:span><text:span text:style-name="T41">b</text:span><text:span text:style-name="T13">e. But I know that if I quit my research position at UAH, it'd be another </text:span><text:span text:style-name="T22">six months</text:span><text:span text:style-name="T13"> at the </text:span><text:span text:style-name="T21">earliest</text:span><text:span text:style-name="T13"> before someone would be properly up to speed with my work and able to continue it. </text:span><text:span text:style-name="T14">Much l</text:span><text:span text:style-name="T13">onger if my whole office left. Engineering societies place an emphasis on integrity, not just because negligence costs lives in many cases, but I believe because engineering as a community shares </text:span><text:span text:style-name="T23">some</text:span><text:span text:style-name="T13"> responsibility to not place destruct</text:span><text:span text:style-name="T16">ive tools</text:span><text:span text:style-name="T13"> </text:span><text:span text:style-name="T16">in</text:span><text:span text:style-name="T13"> the hands of anyone or any people who could imagine using </text:span><text:span text:style-name="T16">them</text:span><text:span text:style-name="T13">. </text:span><text:span text:style-name="T15">And </text:span><text:span text:style-name="T34">only </text:span><text:span text:style-name="T15">as a community </text:span><text:span text:style-name="T35">do</text:span><text:span text:style-name="T15"> we stand a chance of achieving </text:span><text:span text:style-name="T24">such a goal</text:span><text:span text:style-name="T15">.</text:span></text:p>
      <text:p text:style-name="P2"><text:span text:style-name="T15"><text:tab/></text:span><text:span text:style-name="T17">But none of that really connects with our assigned reading in my mind. Instead, the scene in </text:span><text:span text:style-name="T6">This Way For The Gas, Ladies And Gentlemen</text:span><text:span text:style-name="T17"> is very reminiscent of PY101's lecture on the Stanford Prison Experiment, where people were randomly assigned to the pretend roles of “Guard” or “Prisoner” and within hours began to assume and live out these labels to higher and higher degrees. </text:span><text:span text:style-name="T18">Borowski shows </text:span><text:soft-page-break/><text:span text:style-name="T25">that with just a little scaffolding people can be easily led into mindsets and behavior they would never otherwise acknowledge. </text:span><text:span text:style-name="T26">Reading about the people on these trains, the SS guards and prisoners shuffling them to their deaths, it really does sound like a Stanford Prison Experiment that lacked administration capable of canceling the act, sending people home, and removing the environment that brought them to act so </text:span><text:span text:style-name="T39">severely.</text:span><text:span text:style-name="T26"> </text:span><text:span text:style-name="T27">Instead it was left to run for weeks, then months, then years, and there was no ceiling of atrocity to level out against. It's hard to read past the scene of an SS guard shooting a child, because this was written by Boro</text:span><text:span text:style-name="T40">w</text:span><text:span text:style-name="T27">ski and that makes it authoritative despite being fiction. At some point this scene played out almost exactly, </text:span><text:span text:style-name="T29">and it's truly terrifying because </text:span><text:span text:style-name="T32">that</text:span><text:span text:style-name="T29"> guard is me, is anyone I walk past at UAH. I think the only difference </text:span><text:span text:style-name="T33">between us</text:span><text:span text:style-name="T29"> </text:span><text:span text:style-name="T36">is </text:span><text:span text:style-name="T29">time, the time it takes to shift unnoticed </text:span><text:span text:style-name="T38">into these extreme roles, </text:span><text:span text:style-name="T29">from loving your </text:span><text:span text:style-name="T31">own</text:span><text:span text:style-name="T29"> ideals to hating other</text:span><text:span text:style-name="T30">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09:39:27.789458125</meta:creation-date>
    <dc:date>2016-11-07T10:56:42.724197094</dc:date>
    <meta:editing-duration>PT1H16M49S</meta:editing-duration>
    <meta:editing-cycles>50</meta:editing-cycles>
    <meta:generator>LibreOffice/5.2.3.3$Linux_X86_64 LibreOffice_project/20m0$Build-3</meta:generator>
    <meta:print-date>2016-11-07T10:56:19.182861568</meta:print-date>
    <meta:document-statistic meta:table-count="0" meta:image-count="0" meta:object-count="0" meta:page-count="2" meta:paragraph-count="6" meta:word-count="668" meta:character-count="3924" meta:non-whitespace-character-count="3259"/>
  </office:meta>
</office:document-meta>
</file>